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8">
      <style:paragraph-properties fo:margin-top="0cm" fo:margin-bottom="0cm"/>
    </style:style>
    <style:style style:name="P24" style:family="paragraph" style:parent-style-name="Text_20_body" style:list-style-name="L9">
      <style:paragraph-properties fo:margin-top="0cm" fo:margin-bottom="0cm"/>
    </style:style>
    <style:style style:name="P25" style:family="paragraph" style:parent-style-name="Text_20_body" style:list-style-name="L10">
      <style:paragraph-properties fo:margin-top="0cm" fo:margin-bottom="0cm"/>
    </style:style>
    <style:style style:name="P26" style:family="paragraph" style:parent-style-name="Text_20_body" style:list-style-name="L11">
      <style:paragraph-properties fo:margin-top="0cm" fo:margin-bottom="0cm"/>
    </style:style>
    <style:style style:name="P27" style:family="paragraph" style:parent-style-name="Text_20_body" style:list-style-name="L12">
      <style:paragraph-properties fo:margin-top="0cm" fo:margin-bottom="0cm"/>
    </style:style>
    <style:style style:name="P28" style:family="paragraph" style:parent-style-name="Text_20_body" style:list-style-name="L13">
      <style:paragraph-properties fo:margin-top="0cm" fo:margin-bottom="0cm"/>
    </style:style>
    <style:style style:name="P29" style:family="paragraph" style:parent-style-name="Text_20_body" style:list-style-name="L14">
      <style:paragraph-properties fo:margin-top="0cm" fo:margin-bottom="0cm"/>
    </style:style>
    <style:style style:name="P30" style:family="paragraph" style:parent-style-name="Text_20_body" style:list-style-name="L15">
      <style:paragraph-properties fo:margin-top="0cm" fo:margin-bottom="0cm"/>
    </style:style>
    <style:style style:name="P31" style:family="paragraph" style:parent-style-name="Text_20_body" style:list-style-name="L16">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Strong_20_Emphasis">Testing Approach for ENSEK Sample Website</text:span></text:h>
      <text:h text:style-name="Heading_20_3" text:outline-level="3"><text:span text:style-name="Strong_20_Emphasis">1. Objective</text:span></text:h>
      <text:p text:style-name="Text_20_body">The goal of this testing effort is to verify and validate the functionality, usability, performance, and security of the website. We aim to ensure the website meets business requirements, user needs, and performs well under expected load conditions while remaining secure from potential vulnerabilities.</text:p>
      <text:h text:style-name="Heading_20_3" text:outline-level="3"><text:span text:style-name="Strong_20_Emphasis">2. Scope</text:span></text:h>
      <text:p text:style-name="Text_20_body">The scope of testing includes:</text:p>
      <text:list xml:id="list4553426007573021613" text:style-name="L1">
        <text:list-item>
          <text:p text:style-name="P18"><text:span text:style-name="Strong_20_Emphasis">Functional Testing</text:span>: Verifying all website features, forms, navigation, and user interactions.</text:p>
        </text:list-item>
        <text:list-item>
          <text:p text:style-name="P18"><text:span text:style-name="Strong_20_Emphasis">Usability Testing</text:span>: Ensuring the website provides a seamless user experience.</text:p>
        </text:list-item>
        <text:list-item>
          <text:p text:style-name="P18"><text:span text:style-name="Strong_20_Emphasis">Cross-browser Compatibility Testing</text:span>: Testing the website across various browsers (Chrome, Firefox, Safari, Edge, etc.) to ensure consistent behavior.</text:p>
        </text:list-item>
        <text:list-item>
          <text:p text:style-name="P18"><text:span text:style-name="Strong_20_Emphasis">Responsive Testing</text:span>: Ensuring the website is mobile-friendly and displays correctly on different screen sizes and devices.</text:p>
        </text:list-item>
        <text:list-item>
          <text:p text:style-name="P18"><text:span text:style-name="Strong_20_Emphasis">Performance Testing</text:span>: Testing the website’s load time and behavior under varying traffic conditions.</text:p>
        </text:list-item>
        <text:list-item>
          <text:p text:style-name="P18"><text:span text:style-name="Strong_20_Emphasis">Security Testing</text:span>: Identifying vulnerabilities and verifying the website is secure against common security threats (e.g., SQL injection, XSS).</text:p>
        </text:list-item>
        <text:list-item>
          <text:p text:style-name="P2"><text:span text:style-name="Strong_20_Emphasis">Accessibility Testing</text:span>: Ensuring compliance with WCAG guidelines for users with disabilities.</text:p>
        </text:list-item>
      </text:list>
      <text:p text:style-name="Text_20_body">Out of scope:</text:p>
      <text:list xml:id="list1177352454639797641" text:style-name="L2">
        <text:list-item>
          <text:p text:style-name="P19">Testing external APIs or third-party integrations unless specifically stated.</text:p>
        </text:list-item>
        <text:list-item>
          <text:p text:style-name="P3">Performance testing for extreme stress scenarios (e.g., DDOS attacks).</text:p>
        </text:list-item>
      </text:list>
      <text:h text:style-name="Heading_20_3" text:outline-level="3"><text:span text:style-name="Strong_20_Emphasis">3. Test Strategy</text:span></text:h>
      <text:h text:style-name="Heading_20_4" text:outline-level="4"><text:span text:style-name="Strong_20_Emphasis">Manual Testing</text:span></text:h>
      <text:list xml:id="list8191356745790183903" text:style-name="L3">
        <text:list-item>
          <text:p text:style-name="P20"><text:span text:style-name="Strong_20_Emphasis">Functional Testing</text:span>: Test each feature manually to ensure it behaves according to requirements. This includes checking all buttons, forms, links, and user flows.</text:p>
        </text:list-item>
        <text:list-item>
          <text:p text:style-name="P4"><text:span text:style-name="Strong_20_Emphasis">Usability Testing</text:span>: Conduct user testing to ensure the site is intuitive and easy to navigate.</text:p>
        </text:list-item>
      </text:list>
      <text:h text:style-name="Heading_20_4" text:outline-level="4"><text:span text:style-name="Strong_20_Emphasis">Automated Testing</text:span></text:h>
      <text:list xml:id="list7550005782637133279" text:style-name="L4">
        <text:list-item>
          <text:p text:style-name="P21"><text:span text:style-name="Strong_20_Emphasis">Regression Testing</text:span>: Automated tests will be created for features (e.g., login, search, payment) to ensure no regression occurs after new changes.</text:p>
        </text:list-item>
        <text:list-item>
          <text:p text:style-name="P5"><text:span text:style-name="Strong_20_Emphasis">Cross-browser Testing</text:span>: Automated tools (e.g., Selenium, C#) will be used to verify website behavior across different browsers and versions.</text:p>
        </text:list-item>
      </text:list>
      <text:h text:style-name="Heading_20_4" text:outline-level="4"><text:span text:style-name="Strong_20_Emphasis">Performance Testing</text:span></text:h>
      <text:list xml:id="list6971119168471670882" text:style-name="L5">
        <text:list-item>
          <text:p text:style-name="P6">Use tools like <text:span text:style-name="Strong_20_Emphasis">Google Lighthouse</text:span>, <text:span text:style-name="Strong_20_Emphasis">k6 Graphana</text:span>, and <text:span text:style-name="Strong_20_Emphasis">JMeter</text:span> to assess the load time, page speed, and stress testing of the website.</text:p>
        </text:list-item>
      </text:list>
      <text:h text:style-name="Heading_20_4" text:outline-level="4"><text:soft-page-break/><text:span text:style-name="Strong_20_Emphasis">Security Testing</text:span></text:h>
      <text:list xml:id="list1412327884709015623" text:style-name="L6">
        <text:list-item>
          <text:p text:style-name="P7">Perform security audits using tools like <text:span text:style-name="Strong_20_Emphasis">OWASP ZAP</text:span> or <text:span text:style-name="Strong_20_Emphasis">Burp Suite</text:span> to identify potential vulnerabilities (e.g., cross-site scripting, cross-site request forgery, and SQL injection).</text:p>
        </text:list-item>
      </text:list>
      <text:h text:style-name="Heading_20_3" text:outline-level="3"><text:span text:style-name="Strong_20_Emphasis">4. Test Plan</text:span></text:h>
      <text:p text:style-name="Text_20_body">Testing will follow a structured schedule:</text:p>
      <text:list xml:id="list8312814587342058412" text:style-name="L7">
        <text:list-item>
          <text:p text:style-name="P22"><text:span text:style-name="Strong_20_Emphasis">Preparation Phase</text:span>: Set up test environments, finalize test cases, and ensure all necessary tools are in place.</text:p>
        </text:list-item>
        <text:list-item>
          <text:p text:style-name="P22"><text:span text:style-name="Strong_20_Emphasis">Execution Phase</text:span>: Conduct testing across different areas (functional, usability, performance, security).</text:p>
        </text:list-item>
        <text:list-item>
          <text:p text:style-name="P22"><text:span text:style-name="Strong_20_Emphasis">Regression Phase</text:span>: Retest the website after bug fixes or new features are implemented.</text:p>
        </text:list-item>
        <text:list-item>
          <text:p text:style-name="P8"><text:span text:style-name="Strong_20_Emphasis">Reporting Phase</text:span>: Compile test results, document defects, and generate final reports.</text:p>
        </text:list-item>
      </text:list>
      <text:p text:style-name="Text_20_body"><text:span text:style-name="Strong_20_Emphasis">Timeline</text:span>: Testing will be conducted over X weeks, with deadlines for each phase.</text:p>
      <text:list xml:id="list8440342251700141360" text:style-name="L8">
        <text:list-item>
          <text:p text:style-name="P23">Week 1: Setup, Test case development, Initial functional testing.</text:p>
        </text:list-item>
        <text:list-item>
          <text:p text:style-name="P23">Week 2-3: Cross-browser testing, performance testing, and security testing.</text:p>
        </text:list-item>
        <text:list-item>
          <text:p text:style-name="P9">Week 4: Regression testing and final validation.</text:p>
        </text:list-item>
      </text:list>
      <text:h text:style-name="Heading_20_3" text:outline-level="3"><text:span text:style-name="Strong_20_Emphasis">5. Test Cases and Scenarios</text:span></text:h>
      <text:p text:style-name="Text_20_body">Test cases should cover key website functionalities and user interactions. Some common scenarios include:</text:p>
      <text:list xml:id="list7126501194162148178" text:style-name="L9">
        <text:list-item>
          <text:p text:style-name="P24"><text:span text:style-name="Strong_20_Emphasis">Login/Authentication</text:span>: Test valid/invalid login, password recovery, and session management.</text:p>
        </text:list-item>
        <text:list-item>
          <text:p text:style-name="P24"><text:span text:style-name="Strong_20_Emphasis">Form Submissions</text:span>: Test user input on forms (e.g., contact forms, sign-up forms, payment forms).</text:p>
        </text:list-item>
        <text:list-item>
          <text:p text:style-name="P24"><text:span text:style-name="Strong_20_Emphasis">Navigation</text:span>: Ensure the navigation menu works, and all links are functional.</text:p>
        </text:list-item>
        <text:list-item>
          <text:p text:style-name="P24"><text:span text:style-name="Strong_20_Emphasis">Error Handling</text:span>: Ensure appropriate error messages appear for invalid actions or missing fields.</text:p>
        </text:list-item>
        <text:list-item>
          <text:p text:style-name="P10"><text:span text:style-name="Strong_20_Emphasis">Mobile Responsiveness</text:span>: Test how the website scales on mobile devices.</text:p>
        </text:list-item>
      </text:list>
      <text:p text:style-name="Text_20_body">Test cases should include detailed steps, expected results, and pass/fail criteria.</text:p>
      <text:h text:style-name="Heading_20_3" text:outline-level="3"><text:span text:style-name="Strong_20_Emphasis">6. Tools and Frameworks</text:span></text:h>
      <text:list xml:id="list519730617752509018" text:style-name="L10">
        <text:list-item>
          <text:p text:style-name="P25"><text:span text:style-name="Strong_20_Emphasis">Automation Tools</text:span>: Selenium WebDriver &amp; C#</text:p>
        </text:list-item>
        <text:list-item>
          <text:p text:style-name="P25"><text:span text:style-name="Strong_20_Emphasis">Cross-Browser Testing Tools</text:span>: BrowserStack, Sauce Labs.</text:p>
        </text:list-item>
        <text:list-item>
          <text:p text:style-name="P25"><text:span text:style-name="Strong_20_Emphasis">Performance Testing Tools</text:span>: Google Lighthouse, k6 Graphana.</text:p>
        </text:list-item>
        <text:list-item>
          <text:p text:style-name="P25"><text:span text:style-name="Strong_20_Emphasis">Security Testing Tools</text:span>: OWASP ZAP, Burp Suite.</text:p>
        </text:list-item>
        <text:list-item>
          <text:p text:style-name="P25"><text:span text:style-name="Strong_20_Emphasis">Bug Tracking and Reporting Tools</text:span>: JIRA.</text:p>
        </text:list-item>
        <text:list-item>
          <text:p text:style-name="P11"><text:span text:style-name="Strong_20_Emphasis">Version Control</text:span>: Git (for automated tests and versioning).</text:p>
        </text:list-item>
      </text:list>
      <text:h text:style-name="Heading_20_3" text:outline-level="3"><text:span text:style-name="Strong_20_Emphasis">7. Team and Roles</text:span></text:h>
      <text:list xml:id="list7072477298066905825" text:style-name="L11">
        <text:list-item>
          <text:p text:style-name="P26"><text:span text:style-name="Strong_20_Emphasis">Test Lead</text:span>: Oversees all testing activities, ensures the approach is followed.</text:p>
        </text:list-item>
        <text:list-item>
          <text:p text:style-name="P26"><text:span text:style-name="Strong_20_Emphasis">Test Engineers</text:span>: Write and execute test cases, report defects, and ensure functionality.</text:p>
        </text:list-item>
        <text:list-item>
          <text:p text:style-name="P26"><text:span text:style-name="Strong_20_Emphasis">Developers</text:span>: Address defects found during testing and implement changes as necessary.</text:p>
        </text:list-item>
        <text:list-item>
          <text:p text:style-name="P26"><text:span text:style-name="Strong_20_Emphasis">UX/UI Designers</text:span>: Collaborate on usability testing and design consistency.</text:p>
        </text:list-item>
        <text:list-item>
          <text:p text:style-name="P12"><text:span text:style-name="Strong_20_Emphasis">Security Expert (if available)</text:span>: Handle vulnerability assessments and security testing.</text:p>
        </text:list-item>
      </text:list>
      <text:h text:style-name="Heading_20_3" text:outline-level="3"><text:soft-page-break/><text:span text:style-name="Strong_20_Emphasis">8. Environment</text:span></text:h>
      <text:list xml:id="list5832604228692257573" text:style-name="L12">
        <text:list-item>
          <text:p text:style-name="P27"><text:span text:style-name="Strong_20_Emphasis">Staging Environment</text:span>: The testing will occur in a staging environment that mirrors production as closely as possible.</text:p>
        </text:list-item>
        <text:list-item>
          <text:p text:style-name="P27"><text:span text:style-name="Strong_20_Emphasis">Browser/Device Testing</text:span>: Ensure testing is done across different screen sizes (desktop, tablet, mobile) and major browsers (Chrome, Firefox, Safari, Edge).</text:p>
        </text:list-item>
        <text:list-item>
          <text:p text:style-name="P13"><text:span text:style-name="Strong_20_Emphasis">Test Data</text:span>: Use realistic test data that mirrors actual user interactions.</text:p>
        </text:list-item>
      </text:list>
      <text:h text:style-name="Heading_20_3" text:outline-level="3"><text:span text:style-name="Strong_20_Emphasis">9. Metrics and Reporting</text:span></text:h>
      <text:list xml:id="list2276782909271549622" text:style-name="L13">
        <text:list-item>
          <text:p text:style-name="P28"><text:span text:style-name="Strong_20_Emphasis">Test Coverage</text:span>: The percentage of the website’s features covered by tests.</text:p>
        </text:list-item>
        <text:list-item>
          <text:p text:style-name="P28"><text:span text:style-name="Strong_20_Emphasis">Defects Logged</text:span>: The number of defects found and their severity.</text:p>
        </text:list-item>
        <text:list-item>
          <text:p text:style-name="P28"><text:span text:style-name="Strong_20_Emphasis">Pass/Fail Rate</text:span>: The percentage of tests passed vs. failed.</text:p>
        </text:list-item>
        <text:list-item>
          <text:p text:style-name="P28"><text:span text:style-name="Strong_20_Emphasis">Performance Metrics</text:span>: Average load time, time to first byte (TTFB), and page size.</text:p>
        </text:list-item>
        <text:list-item>
          <text:p text:style-name="P14"><text:span text:style-name="Strong_20_Emphasis">Security Findings</text:span>: Number of vulnerabilities discovered and their criticality.</text:p>
        </text:list-item>
      </text:list>
      <text:p text:style-name="Text_20_body">Regular status reports will be shared with stakeholders, including:</text:p>
      <text:list xml:id="list407348675012195121" text:style-name="L14">
        <text:list-item>
          <text:p text:style-name="P29">Daily/Weekly test execution progress.</text:p>
        </text:list-item>
        <text:list-item>
          <text:p text:style-name="P29">A summary of major defects and blockers.</text:p>
        </text:list-item>
        <text:list-item>
          <text:p text:style-name="P15">Test execution completion report with recommendations.</text:p>
        </text:list-item>
      </text:list>
      <text:h text:style-name="Heading_20_3" text:outline-level="3"><text:span text:style-name="Strong_20_Emphasis">10. Risk Management</text:span></text:h>
      <text:p text:style-name="Text_20_body">Potential risks include:</text:p>
      <text:list xml:id="list2824585597576876651" text:style-name="L15">
        <text:list-item>
          <text:p text:style-name="P30"><text:span text:style-name="Strong_20_Emphasis">Unavailability of Test Environment</text:span>: Ensure proper coordination with the development team to avoid delays.</text:p>
        </text:list-item>
        <text:list-item>
          <text:p text:style-name="P30"><text:span text:style-name="Strong_20_Emphasis">Test Coverage Gaps</text:span>: Ensure thorough test case reviews to avoid missing critical scenarios.</text:p>
        </text:list-item>
        <text:list-item>
          <text:p text:style-name="P30"><text:span text:style-name="Strong_20_Emphasis">Performance Bottlenecks</text:span>: Address high load times early in the testing cycle, especially for resource-heavy pages.</text:p>
        </text:list-item>
        <text:list-item>
          <text:p text:style-name="P16"><text:span text:style-name="Strong_20_Emphasis">Security Vulnerabilities</text:span>: Early identification and fixing of vulnerabilities to avoid late-stage remediation.</text:p>
        </text:list-item>
      </text:list>
      <text:p text:style-name="Text_20_body">Mitigation Strategies:</text:p>
      <text:list xml:id="list4083043046052124746" text:style-name="L16">
        <text:list-item>
          <text:p text:style-name="P31">Conduct regular test planning meetings to stay aligned with the project timeline.</text:p>
        </text:list-item>
        <text:list-item>
          <text:p text:style-name="P17">Maintain clear communication with the development and security teams to resolve defects prompt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17S</meta:editing-duration>
    <meta:editing-cycles>4</meta:editing-cycles>
    <meta:generator>OpenOffice/4.1.15$Win32 OpenOffice.org_project/4115m2$Build-9813</meta:generator>
    <dc:date>2024-11-06T09:58:17.60</dc:date>
    <dc:creator>Sam Levene</dc:creator>
    <meta:document-statistic meta:table-count="0" meta:image-count="0" meta:object-count="0" meta:page-count="3" meta:paragraph-count="80" meta:word-count="873" meta:character-count="5989"/>
    <meta:user-defined meta:name="Info 1"/>
    <meta:user-defined meta:name="Info 2"/>
    <meta:user-defined meta:name="Info 3"/>
    <meta:user-defined meta:name="Info 4"/>
  </office:meta>
</office:document-meta>
</file>